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start="" draw:marker-end="Arrow" draw:textarea-horizontal-align="center" draw:textarea-vertical-align="middle"/>
    </style:style>
    <style:style style:name="gr3" style:family="graphic">
      <style:graphic-properties draw:textarea-horizontal-align="justify" draw:textarea-vertical-align="middle" draw:auto-grow-height="false" fo:min-height="111.56mm" fo:min-width="5.52mm"/>
    </style:style>
    <style:style style:name="gr4" style:family="graphic">
      <style:graphic-properties draw:fill-color="#3cb371" draw:textarea-horizontal-align="justify" draw:textarea-vertical-align="middle" draw:auto-grow-height="false" fo:min-height="100.68mm" fo:min-width="5.52mm"/>
    </style:style>
    <style:style style:name="gr5" style:family="graphic">
      <style:graphic-properties draw:textarea-horizontal-align="justify" draw:textarea-vertical-align="middle" draw:auto-grow-height="false" fo:min-height="24.97mm" fo:min-width="5.52mm"/>
    </style:style>
    <style:style style:name="P1" style:family="paragraph">
      <style:paragraph-properties fo:text-align="center"/>
    </style:style>
    <style:style style:name="P2" style:family="paragraph">
      <loext:graphic-properties draw:fill-color="#3cb371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75.16mm" svg:y1="17.78mm" svg:x2="75.16mm" svg:y2="158.03mm">
            <text:p/>
          </draw:line>
          <draw:line draw:z-index="1" draw:style-name="gr1" draw:text-style-name="P1" svg:x1="101.6mm" svg:y1="82.14mm" svg:x2="101.87mm" svg:y2="123.04mm">
            <text:p/>
          </draw:line>
          <draw:line draw:z-index="2" draw:style-name="gr1" draw:text-style-name="P1" svg:x1="169.06mm" svg:y1="18.32mm" svg:x2="169.06mm" svg:y2="158.57mm">
            <text:p/>
          </draw:line>
          <draw:line draw:z-index="3" draw:style-name="gr2" draw:text-style-name="P1" svg:x1="79.31mm" svg:y1="23.11mm" svg:x2="164.11mm" svg:y2="23.11mm">
            <text:p/>
          </draw:line>
          <draw:line draw:z-index="4" draw:style-name="gr2" draw:text-style-name="P1" svg:x1="80.4mm" svg:y1="49.68mm" svg:x2="165.2mm" svg:y2="49.68mm">
            <text:p/>
          </draw:line>
          <draw:custom-shape draw:z-index="5" draw:style-name="gr3" draw:text-style-name="P1" svg:width="5.52mm" svg:height="111.56mm" svg:x="71.3mm" svg:y="23.37mm">
            <text:p/>
            <draw:enhanced-geometry svg:viewBox="0 0 21600 21600" draw:type="rectangle" draw:enhanced-path="M 0 0 L 21600 0 21600 21600 0 21600 0 0 Z N"/>
          </draw:custom-shape>
          <draw:line draw:z-index="6" draw:style-name="gr2" draw:text-style-name="P1" svg:x1="162.17mm" svg:y1="25.56mm" svg:x2="80.12mm" svg:y2="25.56mm">
            <text:p/>
          </draw:line>
          <draw:line draw:z-index="7" draw:style-name="gr2" draw:text-style-name="P1" svg:x1="162.72mm" svg:y1="51.66mm" svg:x2="80.67mm" svg:y2="51.66mm">
            <text:p/>
          </draw:line>
          <draw:custom-shape draw:z-index="8" draw:style-name="gr4" draw:text-style-name="P2" svg:width="5.52mm" svg:height="100.68mm" svg:x="74.88mm" svg:y="32.66mm">
            <text:p/>
            <draw:enhanced-geometry svg:viewBox="0 0 21600 21600" draw:type="rectangle" draw:enhanced-path="M 0 0 L 21600 0 21600 21600 0 21600 0 0 Z N"/>
          </draw:custom-shape>
          <draw:line draw:z-index="9" draw:style-name="gr2" draw:text-style-name="P1" svg:x1="82.87mm" svg:y1="77.3mm" svg:x2="167.67mm" svg:y2="77.3mm">
            <text:p/>
          </draw:line>
          <draw:line draw:z-index="10" draw:style-name="gr2" draw:text-style-name="P1" svg:x1="164.65mm" svg:y1="86.06mm" svg:x2="104.35mm" svg:y2="86.06mm">
            <text:p/>
          </draw:line>
          <draw:custom-shape draw:z-index="11" draw:style-name="gr5" draw:text-style-name="P1" svg:width="5.52mm" svg:height="24.97mm" svg:x="99.12mm" svg:y="84.73mm">
            <text:p/>
            <draw:enhanced-geometry svg:viewBox="0 0 21600 21600" draw:type="rectangle" draw:enhanced-path="M 0 0 L 21600 0 21600 21600 0 21600 0 0 Z N"/>
          </draw:custom-shape>
          <draw:line draw:z-index="12" draw:style-name="gr2" draw:text-style-name="P1" svg:x1="107.93mm" svg:y1="99.74mm" svg:x2="166.3mm" svg:y2="99.46mm">
            <text:p/>
          </draw:line>
          <draw:line draw:z-index="13" draw:style-name="gr1" draw:text-style-name="P1" svg:x1="215.24mm" svg:y1="15.66mm" svg:x2="215.24mm" svg:y2="155.91mm">
            <text:p/>
          </draw:line>
          <draw:line draw:z-index="14" draw:style-name="gr2" draw:text-style-name="P1" svg:x1="82.05mm" svg:y1="59.77mm" svg:x2="211.18mm" svg:y2="59.5mm">
            <text:p/>
          </draw:line>
          <draw:line draw:z-index="15" draw:style-name="gr2" draw:text-style-name="P1" svg:x1="209.8mm" svg:y1="63.07mm" svg:x2="81.49mm" svg:y2="63.41mm">
            <text:p/>
          </draw:line>
          <draw:line draw:z-index="16" draw:style-name="gr2" draw:text-style-name="P1" svg:x1="169.33mm" svg:y1="105.32mm" svg:x2="211.73mm" svg:y2="105.45mm">
            <text:p/>
          </draw:line>
          <draw:line draw:z-index="17" draw:style-name="gr2" draw:text-style-name="P1" svg:x1="209.52mm" svg:y1="112.8mm" svg:x2="81.21mm" svg:y2="113.14mm">
            <text:p/>
          </draw:lin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ブラウザA</text:p>
          </table:table-cell>
          <table:table-cell table:style-name="ce3" office:value-type="string" calcext:value-type="string">
            <text:p>　ブラウザB</text:p>
          </table:table-cell>
          <table:table-cell table:number-columns-repeated="2"/>
          <table:table-cell table:style-name="ce2" office:value-type="string" calcext:value-type="string">
            <text:p>Webサーバ</text:p>
          </table:table-cell>
          <table:table-cell/>
          <table:table-cell table:style-name="ce7" office:value-type="string" calcext:value-type="string">
            <text:p>Push Service 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受信用</text:p>
          </table:table-cell>
          <table:table-cell table:style-name="ce2" office:value-type="string" calcext:value-type="string">
            <text:p>送信用</text:p>
          </table:table-cell>
          <table:table-cell table:number-columns-repeated="2"/>
          <table:table-cell table:style-name="ce2"/>
          <table:table-cell/>
          <table:table-cell table:style-name="ce6" office:value-type="string" calcext:value-type="string">
            <text:p>Chromeの場合Googleが提供するサーバ</text:p>
          </table:table-cell>
        </table:table-row>
        <table:table-row table:style-name="ro1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get index.html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Load処理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サービスワーカー生成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公開鍵取得</text:p>
          </table:table-cell>
          <table:table-cell/>
          <table:table-cell office:value-type="string" calcext:value-type="string">
            <text:p>get /api/vapidPublicKe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※apiで公開するのは簡略化のため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" office:value-type="string" calcext:value-type="string">
            <text:p>pushManager.subscribe() ・・・Pushサービスを購読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ush購読開始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endpoint(Pushの送り先URL)受け取る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ush送信用画面を開く</text:p>
          </table:table-cell>
          <table:table-cell/>
          <table:table-cell office:value-type="string" calcext:value-type="string">
            <text:p>post <text:s/>/api/registEndpoin</text:p>
          </table:table-cell>
          <table:table-cell table:number-columns-repeated="2"/>
          <table:table-cell office:value-type="string" calcext:value-type="string">
            <text:p>endpointを保存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Redirect(302) sendPush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<text:s text:c="2"/>(target = _blankで別ウィンドウを開く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メッセージをサーバに送信</text:p>
          </table:table-cell>
          <table:table-cell table:number-columns-repeated="2"/>
          <table:table-cell office:value-type="string" calcext:value-type="string">
            <text:p>post /api/sendMessage</text:p>
          </table:table-cell>
          <table:table-cell table:number-columns-repeated="2"/>
          <table:table-cell table:style-name="ce4" office:value-type="string" calcext:value-type="string">
            <text:p>endpointのURLへ送信</text:p>
          </table:table-cell>
          <table:table-cell/>
        </table:table-row>
        <table:table-row table:style-name="ro1">
          <table:table-cell table:number-columns-repeated="8"/>
          <table:table-cell table:style-name="ce6" office:value-type="string" calcext:value-type="string">
            <text:p>webPush.sendNotification ()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ush通知(Pushサービスを購読したブラウザへ通知を送信)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erviceWorkerはデスクトップに通知を表示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21:25:06.796000000</meta:creation-date>
    <dc:date>2021-10-12T23:41:27.987000000</dc:date>
    <meta:editing-duration>PT1M53S</meta:editing-duration>
    <meta:editing-cycles>1</meta:editing-cycles>
    <meta:document-statistic meta:table-count="1" meta:cell-count="27" meta:object-count="18"/>
    <meta:generator>LibreOffice/6.2.5.2$Windows_X86_64 LibreOffice_project/1ec314fa52f458adc18c4f025c545a4e8b22c159</meta:generator>
  </office:meta>
</office:document-meta>
</file>